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5A000001F43F175DA3.png" manifest:media-type="image/png"/>
  <manifest:file-entry manifest:full-path="Pictures/100000000000013E000001FEA3721B46.png" manifest:media-type="image/png"/>
  <manifest:file-entry manifest:full-path="Pictures/10000000000007A2000001F01B018726.png" manifest:media-type="image/png"/>
  <manifest:file-entry manifest:full-path="Pictures/10000000000005D8000001F8440AE184.png" manifest:media-type="image/png"/>
  <manifest:file-entry manifest:full-path="Pictures/1000000000000656000001FC704A0E5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6.6929in" svg:height="2.0957in" draw:z-index="0"><draw:image xlink:href="Pictures/1000000000000656000001FC704A0E52.png" xlink:type="simple" xlink:show="embed" xlink:actuate="onLoad" draw:mime-type="image/png"/></draw:frame><draw:frame draw:style-name="fr2" draw:name="Image2" text:anchor-type="char" svg:width="6.6929in" svg:height="2.0957in" draw:z-index="1"><draw:image xlink:href="Pictures/1000000000000656000001FC704A0E52.png" xlink:type="simple" xlink:show="embed" xlink:actuate="onLoad" draw:mime-type="image/png"/></draw:frame><draw:frame draw:style-name="fr1" draw:name="Image3" text:anchor-type="char" svg:x="0in" svg:y="2.0953in" svg:width="6.6929in" svg:height="2.0957in" draw:z-index="2"><draw:image xlink:href="Pictures/10000000000005D8000001F8440AE184.png" xlink:type="simple" xlink:show="embed" xlink:actuate="onLoad" draw:mime-type="image/png"/></draw:frame><draw:frame draw:style-name="fr1" draw:name="Image4" text:anchor-type="char" svg:x="0.022in" svg:y="4.2484in" svg:width="6.6929in" svg:height="1.6984in" draw:z-index="3"><draw:image xlink:href="Pictures/10000000000007A2000001F01B018726.png" xlink:type="simple" xlink:show="embed" xlink:actuate="onLoad" draw:mime-type="image/png"/></draw:frame><draw:frame draw:style-name="fr1" draw:name="Image5" text:anchor-type="char" svg:x="1.5756in" svg:y="2.1382in" svg:width="1.2807in" svg:height="2.0528in" draw:z-index="4"><draw:image xlink:href="Pictures/100000000000013E000001FEA3721B46.png" xlink:type="simple" xlink:show="embed" xlink:actuate="onLoad" draw:mime-type="image/png"/></draw:frame><draw:frame draw:style-name="fr1" draw:name="Image6" text:anchor-type="char" svg:x="3.0827in" svg:y="2.0953in" svg:width="1.45in" svg:height="2.0957in" draw:z-index="5"><draw:image xlink:href="Pictures/100000000000015A000001F43F175DA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17:10:12.303163467</meta:creation-date>
    <dc:date>2024-11-14T17:15:18.716110531</dc:date>
    <meta:editing-duration>PT5M8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24.2.6.2$Linux_X86_64 LibreOffice_project/420$Build-2</meta:generator>
  </office:meta>
</office:document-meta>
</file>